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4441" officeooo:paragraph-rsid="00194441"/>
    </style:style>
    <style:style style:name="P2" style:family="paragraph" style:parent-style-name="Standard">
      <style:text-properties officeooo:rsid="0019adf2" officeooo:paragraph-rsid="0019adf2"/>
    </style:style>
    <style:style style:name="P3" style:family="paragraph" style:parent-style-name="Standard">
      <style:text-properties officeooo:rsid="001ac439" officeooo:paragraph-rsid="001ac439"/>
    </style:style>
    <style:style style:name="P4" style:family="paragraph" style:parent-style-name="Standard">
      <style:text-properties officeooo:rsid="001cb3b1" officeooo:paragraph-rsid="001cb3b1"/>
    </style:style>
    <style:style style:name="P5" style:family="paragraph" style:parent-style-name="Standard">
      <style:text-properties fo:font-style="italic" officeooo:rsid="0019adf2" officeooo:paragraph-rsid="0019adf2" style:font-style-asian="italic" style:font-style-complex="italic"/>
    </style:style>
    <style:style style:name="P6" style:family="paragraph" style:parent-style-name="Standard">
      <style:text-properties fo:font-style="italic" officeooo:rsid="001d5b82" officeooo:paragraph-rsid="001d5b82" style:font-style-asian="italic" style:font-style-complex="italic"/>
    </style:style>
    <style:style style:name="P7" style:family="paragraph" style:parent-style-name="Standard">
      <style:text-properties fo:font-style="italic" officeooo:rsid="001ea44f" officeooo:paragraph-rsid="001ea44f" style:font-style-asian="italic" style:font-style-complex="italic"/>
    </style:style>
    <style:style style:name="P8" style:family="paragraph" style:parent-style-name="Standard">
      <style:text-properties fo:font-style="italic" officeooo:rsid="001f6319" officeooo:paragraph-rsid="001f6319" style:font-style-asian="italic" style:font-style-complex="italic"/>
    </style:style>
    <style:style style:name="P9" style:family="paragraph" style:parent-style-name="Standard">
      <style:text-properties officeooo:rsid="001d5b82" officeooo:paragraph-rsid="001d5b82"/>
    </style:style>
    <style:style style:name="P10" style:family="paragraph" style:parent-style-name="Standard">
      <style:text-properties fo:font-style="normal" officeooo:rsid="001ea44f" officeooo:paragraph-rsid="001ea44f" style:font-style-asian="normal" style:font-style-complex="normal"/>
    </style:style>
    <style:style style:name="P11" style:family="paragraph" style:parent-style-name="Standard">
      <style:text-properties fo:font-style="normal" officeooo:rsid="001f6319" officeooo:paragraph-rsid="001f6319" style:font-style-asian="normal" style:font-style-complex="normal"/>
    </style:style>
    <style:style style:name="P12" style:family="paragraph" style:parent-style-name="Standard">
      <style:text-properties officeooo:rsid="001f6319" officeooo:paragraph-rsid="001f6319"/>
    </style:style>
    <style:style style:name="P13" style:family="paragraph" style:parent-style-name="Standard">
      <style:text-properties fo:font-style="italic" officeooo:rsid="001d5b82" officeooo:paragraph-rsid="001d5b82" style:font-style-asian="italic" style:font-style-complex="italic"/>
    </style:style>
    <style:style style:name="T1" style:family="text">
      <style:text-properties officeooo:rsid="00194441"/>
    </style:style>
    <style:style style:name="T2" style:family="text">
      <style:text-properties officeooo:rsid="001cb3b1"/>
    </style:style>
    <style:style style:name="T3" style:family="text">
      <style:text-properties style:text-position="super 58%"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officeooo:rsid="001d5b82" style:font-style-asian="italic" style:font-style-complex="italic"/>
    </style:style>
    <style:style style:name="T6" style:family="text">
      <style:text-properties officeooo:rsid="001f6319"/>
    </style:style>
    <style:style style:name="T7" style:family="text">
      <style:text-properties officeooo:rsid="001f7d63"/>
    </style:style>
    <style:style style:name="T8" style:family="text">
      <style:text-properties officeooo:rsid="001fdfbc"/>
    </style:style>
    <style:style style:name="T9" style:family="text">
      <style:text-properties officeooo:rsid="002136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Night ‘n’ Day Vanupié Freakshow</text:p>
      <text:p text:style-name="P1"/>
      <text:p text:style-name="P1">Spectacles, expériences mystiques et manèges à sensation H24 / 7j/7</text:p>
      <text:p text:style-name="P1"/>
      <text:p text:style-name="P1">Avec :</text:p>
      <text:p text:style-name="P1"/>
      <text:p text:style-name="P1">Dalida Sanshoes de La Mancha</text:p>
      <text:p text:style-name="P2">Vous tremblez de peur qu’elle ne trébuche, qu’elle ne chute, qu’elle dégringole ?</text:p>
      <text:p text:style-name="P2">Mais non, t<text:span text:style-name="T1">rapéziste, équilibriste, voltigeuse, élastique, </text:span>gracile<text:span text:style-name="T1"> et contorsionnable, Dalida est l’avant-garde du futur des descendants d’Icare </text:span>et de Garfield réunis !!!</text:p>
      <text:p text:style-name="P2">Et toujours elle retombe sur ses pattes !</text:p>
      <text:p text:style-name="P1">Sans aucun doute le meilleur spectacle de la semaine !!</text:p>
      <text:p text:style-name="P5"><text:span text:style-name="T2">[Mode voix fin de pub : </text:span>Tous les jours, dans le plus petit minuscule cabaret du monde en Xe partie de soirée.<text:span text:style-name="T2">]</text:span></text:p>
      <text:p text:style-name="P2"/>
      <text:p text:style-name="P2"/>
      <text:p text:style-name="P3">Véronique Sanshoes de La Mancha</text:p>
      <text:p text:style-name="P3">Sociétaire permanente de la Maison Interdimensionnelle de la Voyance (ouverte 8 jours sur 7, 28h sur 24, sauf nuits de pleine lune, week ends de chassé-croisé Juilletistes/Aoûtiens, et pont de l’Ascension), notre voyante extra-lucide et ultra putride saura révéler ce qui vous attend au coin de la rue, ce que vous avez derrière la tête et ce que vous cachez au fond de votre <text:span text:style-name="T2">sac banane !</text:span></text:p>
      <text:p text:style-name="P4">Prenez garde, personne n’est à l’abri d’être l’objet d’une PROPHÉTIE !!!</text:p>
      <text:p text:style-name="P12">Certainement le meilleur spectacle de la semaine !</text:p>
      <text:p text:style-name="P4"><text:span text:style-name="T4">[</text:span><text:span text:style-name="T5">Mode voix fin de pub : </text:span><text:span text:style-name="T4">En 2</text:span><text:span text:style-name="T3">e</text:span><text:span text:style-name="T4"> partie de soirée dans le plus petit minuscule cabaret du monde et en permanence à la Maison Interdimensionnelle de la Voyance (tapez 3 fois, puis encore 3 fois, puis une fois, et entrez).]</text:span></text:p>
      <text:p text:style-name="P4"/>
      <text:p text:style-name="P4"/>
      <text:p text:style-name="P9">Ravi Sanshoes de la Mancha</text:p>
      <text:p text:style-name="P9">Débarqué en tapis volant il y a une petite dizaine de siècles de son Rhajastan natal, le Fakir Ravi Sanshoes de la Mancha propose tout un ensemble de mobilier de cuisine, de salle à manger et de salon à base de clous, de charbons ardents et de tessons de bouteille. Pas convaincu ? Il vous en fait la démonstration tous les soirs <text:span text:style-name="T6">dans le plus petit minuscule cabaret du monde</text:span>, avec en bonus un tuto-rapido sur l’usage de ses couverts XXL special Double-Big-Samosa !</text:p>
      <text:p text:style-name="P6">[Mode vu à la Télé Vérifié et certifié au Rayons X.]</text:p>
      <text:p text:style-name="P11">Assurément, le très très meilleur spectacle de la semaine.</text:p>
      <text:p text:style-name="P9"><text:span text:style-name="T6">(A voir aussi) </text:span>Impressionnant de rigueur, de concentration, de flegme, et d’abnégation, le fakir Ravi Sanshoes de la Mancha est également le gardien d<text:span text:style-name="T8">e l’immense mini-musée Zarbi De L’Étrange </text:span>dont il attend patiemment depuis 1000 ans le retour des personnes y étant rentrées... A tenter absolument !</text:p>
      <text:p text:style-name="P6">[Mode voix fin de pub : En 1ère partie de soirée dans le plus petit minuscule cabaret du monde et tous les jours pour les siècles des siècles à l’entrée/sortie d<text:span text:style-name="T9">e l’immense mini-musée</text:span> <text:span text:style-name="T8">Zarbi De L’Étrange</text:span>.]</text:p>
      <text:p text:style-name="P6"/>
      <text:p text:style-name="P10">Yüla Sanshoes de la Mancha</text:p>
      <text:p text:style-name="P10"><text:span text:style-name="T7">Des agapes de sapes, des dingues de fringues, des vêtements démesurément, et </text:span>des promos, y en a jamais trop ! Dans la Friperie-Bar Yüla Sanshoes Passion-Fashion, vous trouverez forcément chemise à votre pied ! Et si vous pensez que tel pantalon est un peu large, ou que tel chapeau vous boudine, Yüla se fait un devoir de vous prouver qu’il n’en est rien dans un show transformiste incroyable, où les couches de vêtements le disputent aux couches de sous-vêtements, qui elles-même le disputent aux couches lavables !!! Un boléro ? Un paréo ? Un sombrero ? Un lumbago ? <text:soft-page-break/>Rien ne faire peur à Yüla Sanshoes de la Mancha quand il s’agit de se battre contre les moulins à vents du textile et de la mode !!!</text:p>
      <text:p text:style-name="P11">Libérément, délibérement le meilleur spectacle de la semaine !</text:p>
      <text:p text:style-name="P7">[Mode voix de fin de pub : en 1ère partie de soirée dans le plus petits minuscule cabaret du monde et de 10h à 18h sans interruption du Mardi au Samedi dans la Friperie-Bar Yüla Sanshoes Passion-Fashion.]</text:p>
      <text:p text:style-name="P7"/>
      <text:p text:style-name="P11">Dédé Sanshoes de la Mancha</text:p>
      <text:p text:style-name="P11">Un projecteur sur Dalida ? Un décor de mer qui danse ? Un feu d’artifice à la fin du spectacle ? Un évier qui fuit ou une prise de courant qui baille ? Rien dont Dédé Sanshoes de la Mancha ne puisse venir à bout de ses magiques doigts de Vanupié-technicien !</text:p>
      <text:p text:style-name="P11">Sans conteste, le meilleur technicien de la semaine !</text:p>
      <text:p text:style-name="P8">[Mode voix fin de pub : tous les jours dans le plus petit minuscule cabaret du mond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1T10:54:41.826377765</meta:creation-date>
    <dc:date>2021-07-01T14:08:37.934826265</dc:date>
    <meta:editing-duration>PT1H6M28S</meta:editing-duration>
    <meta:editing-cycles>11</meta:editing-cycles>
    <meta:generator>LibreOffice/7.0.4.2$Linux_X86_64 LibreOffice_project/00$Build-2</meta:generator>
    <meta:document-statistic meta:table-count="0" meta:image-count="0" meta:object-count="0" meta:page-count="2" meta:paragraph-count="28" meta:word-count="683" meta:character-count="3872" meta:non-whitespace-character-count="3217"/>
  </office:meta>
</office:document-meta>
</file>